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20540C05EF.png" manifest:media-type=""/>
  <manifest:file-entry manifest:full-path="Pictures/100002010000078000000420629255C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083in" draw:z-index="0"><draw:image xlink:href="Pictures/100002010000078000000420629255C9.png" xlink:type="simple" xlink:show="embed" xlink:actuate="onLoad"/></draw:frame></text:p>
      <text:p text:style-name="Standard"/>
      <text:p text:style-name="Standard"/>
      <text:p text:style-name="Standard"><draw:frame draw:style-name="fr1" draw:name="graphics2" text:anchor-type="paragraph" svg:width="6.9252in" svg:height="3.8083in" draw:z-index="1"><draw:image xlink:href="Pictures/100002010000078000000420540C05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hine </meta:initial-creator>
    <meta:creation-date>2014-03-19T09:02:44.241467239</meta:creation-date>
    <dc:date>2014-03-19T09:34:48.901421291</dc:date>
    <dc:creator>Machine </dc:creator>
    <meta:editing-duration>PT1M4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